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131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74pt inset #ff0000" fo:border-right="0.74pt inset #ff0000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74pt groove #ff0000" fo:border-right="0.74pt groove #ff0000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groove #ff0000" fo:border-left="0.74pt groove #ff0000" fo:border-right="0.74pt groove #ff0000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74pt inset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0.74pt ridge #ff0000" fo:border-right="0.74pt ridge #ff0000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74pt ridge #ff0000" fo:border-left="0.74pt ridge #ff0000" fo:border-right="0.74pt ridge #ff0000" fo:border-top="none"/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svg:stroke-width="0.1cm" draw:marker-start="Circle" draw:marker-start-width="0.35cm" draw:marker-end="Arrow" draw:marker-end-width="0.35cm" draw:fill="solid" draw:fill-color="#2a6099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043cm"/>
      <style:text-properties fo:font-weight="bold" style:font-weight-asian="bold" style:font-weight-complex="bold"/>
    </style:style>
    <style:style style:name="gr3" style:family="graphic">
      <style:graphic-properties svg:stroke-width="0.1cm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draw:stroke="none" svg:stroke-color="#000000" draw:fill="none" draw:fill-color="#ffffff" fo:min-height="0.855cm"/>
      <style:text-properties fo:font-weight="bold" style:font-weight-asian="bold" style:font-weight-complex="bold"/>
    </style:style>
    <style:style style:name="gr5" style:family="graphic">
      <style:graphic-properties draw:stroke="none" svg:stroke-color="#000000" draw:fill="none" draw:fill-color="#ffffff" fo:min-height="0.937cm"/>
      <style:text-properties fo:font-weight="bold" style:font-weight-asian="bold" style:font-weight-complex="bold"/>
    </style:style>
    <style:style style:name="gr6" style:family="graphic">
      <style:graphic-properties draw:stroke="none" svg:stroke-color="#000000" draw:fill="none" draw:fill-color="#ffffff" fo:min-height="0.882cm"/>
      <style:text-properties fo:font-weight="bold" style:font-weight-asian="bold" style:font-weight-complex="bold"/>
    </style:style>
    <style:style style:name="gr7" style:family="graphic">
      <style:graphic-properties draw:stroke="none" svg:stroke-color="#000000" draw:fill="none" draw:fill-color="#ffffff" fo:min-height="0.721cm"/>
      <style:text-properties fo:font-weight="bold" style:font-weight-asian="bold" style:font-weight-complex="bold"/>
    </style:style>
    <style:style style:name="gr8" style:family="graphic">
      <style:graphic-properties svg:stroke-width="0.1cm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9" style:family="graphic">
      <style:graphic-properties draw:stroke="none" svg:stroke-color="#000000" draw:fill="none" draw:fill-color="#ffffff" fo:min-height="0.935cm"/>
      <style:text-properties fo:font-weight="bold" style:font-weight-asian="bold" style:font-weight-complex="bold"/>
    </style:style>
    <style:style style:name="gr10" style:family="graphic">
      <style:graphic-properties draw:stroke="none" svg:stroke-color="#000000" draw:fill="none" draw:fill-color="#ffffff" fo:min-height="1.016cm"/>
      <style:text-properties fo:font-weight="bold" style:font-weight-asian="bold" style:font-weight-complex="bold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none" svg:stroke-color="#000000" draw:fill="none" draw:fill-color="#ffffff" fo:min-height="1.062cm"/>
      <style:paragraph-properties style:writing-mode="lr-tb"/>
      <style:text-properties fo:font-weight="bold" style:font-weight-asian="bold" style:font-weight-complex="bold"/>
    </style:style>
    <style:style style:name="gr14" style:family="graphic">
      <style:graphic-properties draw:stroke="none" svg:stroke-color="#000000" draw:fill="none" draw:fill-color="#ffffff" fo:min-height="1.248cm"/>
      <style:paragraph-properties style:writing-mode="lr-tb"/>
      <style:text-properties fo:font-weight="bold" style:font-weight-asian="bold" style:font-weight-complex="bold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19.805cm" svg:y1="7.271cm" svg:x2="24.825cm" svg:y2="8.58cm">
            <text:p/>
          </draw:line>
          <draw:frame draw:z-index="1" draw:name="Text Frame 1" draw:style-name="gr2" draw:text-style-name="P2" svg:width="2.649cm" svg:height="1.043cm" svg:x="21.342cm" svg:y="7.03cm">
            <draw:text-box>
              <text:p><text:span text:style-name="T1">One to Many</text:span></text:p>
            </draw:text-box>
          </draw:frame>
          <draw:line draw:z-index="2" draw:name="Line 2" draw:style-name="gr3" draw:text-style-name="P3" svg:x1="24.716cm" svg:y1="10.799cm" svg:x2="19.888cm" svg:y2="9.008cm">
            <text:p/>
          </draw:line>
          <draw:frame draw:z-index="3" draw:name="Text Frame 2" draw:style-name="gr4" draw:text-style-name="P2" svg:width="2.853cm" svg:height="0.855cm" svg:x="21.451cm" svg:y="8.955cm">
            <draw:text-box>
              <text:p><text:span text:style-name="T1">Many to One</text:span></text:p>
            </draw:text-box>
          </draw:frame>
          <draw:line draw:z-index="4" draw:name="Line 3" draw:style-name="gr3" draw:text-style-name="P3" svg:x1="15.572cm" svg:y1="8.527cm" svg:x2="9.977cm" svg:y2="14.301cm">
            <text:p/>
          </draw:line>
          <draw:line draw:z-index="5" draw:name="Line 4" draw:style-name="gr3" draw:text-style-name="P3" svg:x1="12.363cm" svg:y1="14.461cm" svg:x2="15.71cm" svg:y2="10.719cm">
            <text:p/>
          </draw:line>
          <draw:frame draw:z-index="6" draw:name="Text Frame 3" draw:style-name="gr5" draw:text-style-name="P2" svg:width="2.085cm" svg:height="0.937cm" svg:x="11.293cm" svg:y="10.104cm">
            <draw:text-box>
              <text:p><text:span text:style-name="T1">One to </text:span><text:span text:style-name="T1">many</text:span></text:p>
            </draw:text-box>
          </draw:frame>
          <draw:frame draw:z-index="7" draw:name="Text Frame 4" draw:style-name="gr2" draw:text-style-name="P2" svg:width="3.12cm" svg:height="1.043cm" svg:x="12.501cm" svg:y="12.403cm">
            <draw:text-box>
              <text:p><text:span text:style-name="T1">Many </text:span><text:span text:style-name="T1">to One</text:span></text:p>
            </draw:text-box>
          </draw:frame>
          <draw:line draw:z-index="8" draw:name="Line 5" draw:style-name="gr3" draw:text-style-name="P3" svg:x1="8.735cm" svg:y1="14.354cm" svg:x2="5.553cm" svg:y2="9.543cm">
            <text:p/>
          </draw:line>
          <draw:line draw:z-index="9" draw:name="Line 6" draw:style-name="gr3" draw:text-style-name="P3" svg:x1="4.425cm" svg:y1="12.617cm" svg:x2="7.607cm" svg:y2="16.332cm">
            <text:p/>
          </draw:line>
          <draw:frame draw:z-index="10" draw:name="Text Frame 5" draw:style-name="gr6" draw:text-style-name="P2" svg:width="2.88cm" svg:height="0.882cm" svg:x="6.568cm" svg:y="10.184cm">
            <draw:text-box>
              <text:p><text:span text:style-name="T1">One To Many</text:span></text:p>
            </draw:text-box>
          </draw:frame>
          <draw:frame draw:z-index="11" draw:name="Text Frame 6" draw:style-name="gr7" draw:text-style-name="P2" svg:width="2.935cm" svg:height="0.721cm" svg:x="4.206cm" svg:y="13.979cm">
            <draw:text-box>
              <text:p><text:span text:style-name="T1">Many To One</text:span></text:p>
            </draw:text-box>
          </draw:frame>
          <draw:line draw:z-index="12" draw:name="Line 7" draw:style-name="gr8" draw:text-style-name="P3" svg:x1="13.673cm" svg:y1="3.101cm" svg:x2="18.034cm" svg:y2="6.87cm">
            <text:p/>
          </draw:line>
          <draw:frame draw:z-index="1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14" draw:name="Line 8" draw:style-name="gr3" draw:text-style-name="P3" svg:x1="18.619cm" svg:y1="6.736cm" svg:x2="20.567cm" svg:y2="3.555cm">
            <text:p/>
          </draw:line>
          <draw:line draw:z-index="15" draw:name="Line 9" draw:style-name="gr3" draw:text-style-name="P3" svg:x1="22.384cm" svg:y1="3.635cm" svg:x2="19.915cm" svg:y2="6.896cm">
            <text:p/>
          </draw:line>
          <draw:frame draw:z-index="16" draw:name="Text Frame 8" draw:style-name="gr5" draw:text-style-name="P2" svg:width="1.426cm" svg:height="0.937cm" svg:x="17.879cm" svg:y="4.865cm">
            <draw:text-box>
              <text:p><text:span text:style-name="T1">O</text:span><text:span text:style-name="T1">n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y</text:span></text:p>
            </draw:text-box>
          </draw:frame>
          <draw:frame draw:z-index="17" draw:name="Text Frame 9" draw:style-name="gr5" draw:text-style-name="P2" svg:width="2.167cm" svg:height="0.937cm" svg:x="22.192cm" svg:y="4.544cm">
            <draw:text-box>
              <text:p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o</text:span><text:span text:style-name="T1"> </text:span><text:span text:style-name="T1">O</text:span><text:span text:style-name="T1">n</text:span><text:span text:style-name="T1">e</text:span></text:p>
            </draw:text-box>
          </draw:frame>
          <draw:line draw:z-index="18" draw:name="Line 10" draw:style-name="gr3" draw:text-style-name="P3" svg:x1="7.634cm" svg:y1="3.02cm" svg:x2="4.562cm" svg:y2="7.565cm">
            <text:p/>
          </draw:line>
          <draw:line draw:z-index="19" draw:name="Line 11" draw:style-name="gr3" draw:text-style-name="P3" svg:x1="2.368cm" svg:y1="7.458cm" svg:x2="7.47cm" svg:y2="1.604cm">
            <text:p/>
          </draw:line>
          <draw:frame draw:z-index="20" draw:name="Text Frame 10" draw:style-name="gr10" draw:text-style-name="P2" svg:width="2.751cm" svg:height="1.016cm" svg:x="5.882cm" svg:y="6.148cm">
            <draw:text-box>
              <text:p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o</text:span><text:span text:style-name="T1"> </text:span><text:span text:style-name="T1">o</text:span><text:span text:style-name="T1">n</text:span><text:span text:style-name="T1">e</text:span></text:p>
            </draw:text-box>
          </draw:frame>
          <draw:frame draw:z-index="21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1" office:value-type="string" calcext:value-type="string">
            <text:p>bu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5"/>
          <table:table-cell table:style-name="Default"/>
          <table:table-cell table:style-name="ce21" office:value-type="string" calcext:value-type="string">
            <text:p>tas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5"/>
          <table:table-cell table:style-name="Default"/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office:annotation draw:style-name="gr11" draw:text-style-name="P5" svg:width="2.899cm" svg:height="4.151cm" svg:x="31.313cm" svg:y="8.92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3" office:value-type="string" calcext:value-type="string">
            <text:p>summary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2"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2"/>
          <table:table-cell table:style-name="ce3" office:value-type="string" calcext:value-type="string">
            <text:p>assigne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office:annotation draw:style-name="gr12" draw:text-style-name="P5" svg:width="2.899cm" svg:height="2.571cm" svg:x="31.313cm" svg:y="11.704cm" draw:caption-point-x="-0.61cm" draw:caption-point-y="1.51cm">
              <dc:date>2024-05-06T00:00:00</dc:date>
              <text:p text:style-name="P4"><text:span text:style-name="T2">Labels are tags given to an issue , if a given tag is not present then it will be added to database</text:span></text:p>
            </office:annotation>
            <text:p>labe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are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4" office:value-type="string" calcext:value-type="string">
            <text:p>reporter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tory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print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tory point estimation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Text Frame 1" draw:style-name="gr2" draw:text-style-name="P2" svg:width="2.649cm" svg:height="1.043cm" svg:x="21.287cm" svg:y="4.117cm">
            <draw:text-box>
              <text:p><text:span text:style-name="T1">One to Many</text:span></text:p>
            </draw:text-box>
          </draw:frame>
          <draw:frame draw:z-index="1" draw:name="Text Frame 2" draw:style-name="gr4" draw:text-style-name="P2" svg:width="2.853cm" svg:height="0.855cm" svg:x="20.95cm" svg:y="5.936cm">
            <draw:text-box>
              <text:p><text:span text:style-name="T1">Many to One</text:span></text:p>
            </draw:text-box>
          </draw:frame>
          <draw:line draw:z-index="2" draw:name="Line 7" draw:style-name="gr8" draw:text-style-name="P3" svg:x1="13.673cm" svg:y1="3.101cm" svg:x2="18.034cm" svg:y2="6.87cm">
            <text:p/>
          </draw:line>
          <draw:frame draw:z-index="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4" draw:name="Line 10" draw:style-name="gr3" draw:text-style-name="P3" svg:x1="7.634cm" svg:y1="3.02cm" svg:x2="4.562cm" svg:y2="7.565cm">
            <text:p/>
          </draw:line>
          <draw:line draw:z-index="5" draw:name="Line 11" draw:style-name="gr3" draw:text-style-name="P3" svg:x1="2.368cm" svg:y1="7.458cm" svg:x2="7.47cm" svg:y2="1.604cm">
            <text:p/>
          </draw:line>
          <draw:frame draw:z-index="6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7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10" draw:name="Line 12" draw:style-name="gr3" draw:text-style-name="P3" svg:x1="19.319cm" svg:y1="6.742cm" svg:x2="24.743cm" svg:y2="3.9cm">
            <text:p/>
          </draw:line>
          <draw:line draw:z-index="11" draw:name="Line 13" draw:style-name="gr3" draw:text-style-name="P3" svg:x1="24.679cm" svg:y1="5.639cm" svg:x2="19.888cm" svg:y2="8.269cm">
            <text:p/>
          </draw:line>
          <draw:line draw:z-index="12" draw:name="Line 14" draw:style-name="gr3" draw:text-style-name="P3" svg:x1="5.58cm" svg:y1="11.864cm" svg:x2="24.881cm" svg:y2="15.583cm">
            <text:p/>
          </draw:line>
          <draw:line draw:z-index="13" draw:name="Line 15" draw:style-name="gr3" draw:text-style-name="P3" svg:x1="24.808cm" svg:y1="17.212cm" svg:x2="3.469cm" svg:y2="12.696cm">
            <text:p/>
          </draw:line>
          <draw:frame draw:z-index="14" draw:name="Text Frame 12" draw:style-name="gr13" draw:text-style-name="P6" svg:width="4.213cm" svg:height="1.062cm" svg:x="9.132cm" svg:y="11.253cm">
            <draw:text-box>
              <text:p><text:span text:style-name="T1">One To Many</text:span></text:p>
            </draw:text-box>
          </draw:frame>
          <draw:frame draw:z-index="15" draw:name="Text Frame 13" draw:style-name="gr14" draw:text-style-name="P6" svg:width="4.103cm" svg:height="1.248cm" svg:x="8.168cm" svg:y="14.377cm">
            <draw:text-box>
              <text:p><text:span text:style-name="T1">Many To </text:span><text:span text:style-name="T1">One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na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3" office:value-type="string" calcext:value-type="string">
            <office:annotation draw:style-name="gr11" draw:text-style-name="P5" svg:width="2.899cm" svg:height="4.151cm" svg:x="31.313cm" svg:y="1.97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</text:span><text:span text:style-name="T2">p</text:span><text:span text:style-name="T2">e</text:span><text:span text:style-name="T2">n</text:span></text:p>
              <text:p text:style-name="P4"><text:span text:style-name="T2">I</text:span><text:span text:style-name="T2">n</text:span><text:span text:style-name="T2">p</text:span><text:span text:style-name="T2">r</text:span><text:span text:style-name="T2">o</text:span><text:span text:style-name="T2">g</text:span><text:span text:style-name="T2">r</text:span><text:span text:style-name="T2">e</text:span><text:span text:style-name="T2">s</text:span><text:span text:style-name="T2">s</text:span></text:p>
              <text:p text:style-name="P4"><text:span text:style-name="T2">R</text:span><text:span text:style-name="T2">e</text:span><text:span text:style-name="T2">o</text:span><text:span text:style-name="T2">p</text:span><text:span text:style-name="T2">e</text:span><text:span text:style-name="T2">n</text:span><text:span text:style-name="T2">e</text:span><text:span text:style-name="T2">d</text:span></text:p>
              <text:p text:style-name="P4"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d</text:span></text:p>
              <text:p text:style-name="P4"><text:span text:style-name="T2">C</text:span><text:span text:style-name="T2">l</text:span><text:span text:style-name="T2">o</text:span><text:span text:style-name="T2">s</text:span><text:span text:style-name="T2">e</text:span><text:span text:style-name="T2">d</text:span></text:p>
              <text:p text:style-name="P4"><text:span text:style-name="T2">T</text:span><text:span text:style-name="T2">o</text:span><text:span text:style-name="T2"> </text:span><text:span text:style-name="T2">d</text:span><text:span text:style-name="T2">o</text:span></text:p>
              <text:p text:style-name="P4"><text:span text:style-name="T2">I</text:span><text:span text:style-name="T2">n</text:span><text:span text:style-name="T2">p</text:span><text:span text:style-name="T2">r</text:span><text:span text:style-name="T2">o</text:span><text:span text:style-name="T2">g</text:span><text:span text:style-name="T2">r</text:span><text:span text:style-name="T2">e</text:span><text:span text:style-name="T2">s</text:span><text:span text:style-name="T2">s</text:span></text:p>
              <text:p text:style-name="P4"><text:span text:style-name="T2">D</text:span><text:span text:style-name="T2">o</text:span><text:span text:style-name="T2">n</text:span><text:span text:style-name="T2">e</text:span></text:p>
              <text:p text:style-name="P4"><text:span text:style-name="T2"/></text:p>
            </office:annotation>
            <text:p>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3" office:value-type="string" calcext:value-type="string">
            <text:p>summary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3" office:value-type="string" calcext:value-type="string">
            <text:p>description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4"/>
          <table:table-cell table:style-name="ce3" office:value-type="string" calcext:value-type="string">
            <text:p>assignee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office:annotation draw:style-name="gr12" draw:text-style-name="P5" svg:width="2.899cm" svg:height="2.571cm" svg:x="31.313cm" svg:y="4.755cm" draw:caption-point-x="-0.61cm" draw:caption-point-y="1.51cm">
              <dc:date>2024-05-06T00:00:00</dc:date>
              <text:p text:style-name="P4"><text:span text:style-name="T2">L</text:span><text:span text:style-name="T2">a</text:span><text:span text:style-name="T2">b</text:span><text:span text:style-name="T2">e</text:span><text:span text:style-name="T2">l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a</text:span><text:span text:style-name="T2">g</text:span><text:span text:style-name="T2">s</text:span><text:span text:style-name="T2">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 </text:span><text:span text:style-name="T2">i</text:span><text:span text:style-name="T2">s</text:span><text:span text:style-name="T2">s</text:span><text:span text:style-name="T2">u</text:span><text:span text:style-name="T2">e</text:span><text:span text:style-name="T2"> </text:span><text:span text:style-name="T2">,</text:span><text:span text:style-name="T2"> </text:span><text:span text:style-name="T2">i</text:span><text:span text:style-name="T2">f</text:span><text:span text:style-name="T2"> </text:span><text:span text:style-name="T2">a</text:span><text:span text:style-name="T2">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t</text:span><text:span text:style-name="T2">a</text:span><text:span text:style-name="T2">g</text:span><text:span text:style-name="T2"> </text:span><text:span text:style-name="T2">i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i</text:span><text:span text:style-name="T2">t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a</text:span><text:span text:style-name="T2">d</text:span><text:span text:style-name="T2">d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
            </office:annotation>
            <text:p>label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2"/>
          <table:table-cell table:style-name="ce3" office:value-type="string" calcext:value-type="string">
            <text:p>par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reporter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office:value-type="string" calcext:value-type="string">
            <text:p>story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office:value-type="string" calcext:value-type="string">
            <text:p>spri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4" office:value-type="string" calcext:value-type="string">
            <text:p>story point estima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21" office:value-type="string" calcext:value-type="string">
            <text:p>task</text:p>
          </table:table-cell>
          <table:table-cell table:style-name="Default"/>
          <table:table-cell table:style-name="ce21" office:value-type="string" calcext:value-type="string">
            <text:p>bu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id</text:p>
          </table:table-cell>
          <table:table-cell table:style-name="Default"/>
          <table:table-cell office:value-type="string" calcext:value-type="string">
            <text:p>id</text:p>
          </table:table-cell>
          <table:table-cell table:number-columns-repeated="1014"/>
        </table:table-row>
        <table:table-row table:style-name="ro1" table:number-rows-repeated="8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2:37:03.952343113</meta:creation-date>
    <dc:date>2024-05-07T12:56:07.288746920</dc:date>
    <meta:editing-duration>PT1H49M29S</meta:editing-duration>
    <meta:editing-cycles>4</meta:editing-cycles>
    <meta:generator>LibreOffice/7.3.7.2$Linux_X86_64 LibreOffice_project/30$Build-2</meta:generator>
    <meta:document-statistic meta:table-count="2" meta:cell-count="87" meta:object-count="36"/>
  </office:meta>
</office:document-meta>
</file>